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style:font-name="Georgia" officeooo:rsid="00075bc9" officeooo:paragraph-rsid="00075bc9"/>
    </style:style>
    <style:style style:name="P2" style:family="paragraph" style:parent-style-name="Standard">
      <style:paragraph-properties fo:line-height="150%" fo:text-align="center" style:justify-single-word="false" style:writing-mode="page"/>
      <style:text-properties style:font-name="Georgia" fo:font-style="italic" officeooo:rsid="00075bc9" officeooo:paragraph-rsid="00075bc9" style:font-style-asian="italic" style:font-style-complex="italic"/>
    </style:style>
    <style:style style:name="P3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officeooo:rsid="00075bc9" officeooo:paragraph-rsid="00075bc9" style:font-style-asian="italic" style:font-style-complex="italic"/>
    </style:style>
    <style:style style:name="P4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officeooo:rsid="0008275a" officeooo:paragraph-rsid="0008275a" style:font-style-asian="italic" style:font-style-complex="italic"/>
    </style:style>
    <style:style style:name="P5" style:family="paragraph" style:parent-style-name="Standard">
      <style:paragraph-properties fo:line-height="150%" fo:text-align="start" style:justify-single-word="false" style:writing-mode="page"/>
      <style:text-properties style:font-name="Georgia" fo:font-style="normal" officeooo:rsid="00075bc9" officeooo:paragraph-rsid="00075bc9" style:font-style-asian="normal" style:font-style-complex="normal"/>
    </style:style>
    <style:style style:name="P6" style:family="paragraph" style:parent-style-name="Standard">
      <style:paragraph-properties fo:line-height="150%" fo:text-align="start" style:justify-single-word="false" style:writing-mode="page"/>
      <style:text-properties style:font-name="Georgia" fo:font-style="normal" style:text-underline-style="none" officeooo:rsid="00075bc9" officeooo:paragraph-rsid="00075bc9" style:font-style-asian="normal" style:font-style-complex="normal"/>
    </style:style>
    <style:style style:name="P7" style:family="paragraph" style:parent-style-name="Standard" style:list-style-name="L1">
      <style:paragraph-properties fo:line-height="150%" fo:text-align="start" style:justify-single-word="false" style:writing-mode="page"/>
      <style:text-properties style:font-name="Georgia" fo:font-style="normal" style:text-underline-style="none" officeooo:rsid="00075bc9" officeooo:paragraph-rsid="00075bc9" style:font-style-asian="normal" style:font-style-complex="normal"/>
    </style:style>
    <style:style style:name="P8" style:family="paragraph" style:parent-style-name="Standard" style:list-style-name="L1">
      <style:paragraph-properties fo:line-height="150%" fo:text-align="start" style:justify-single-word="false" style:writing-mode="page"/>
      <style:text-properties style:font-name="Georgia" fo:font-style="normal" style:text-underline-style="none" officeooo:rsid="00075bc9" officeooo:paragraph-rsid="001bf208" style:font-style-asian="normal" style:font-style-complex="normal"/>
    </style:style>
    <style:style style:name="P9" style:family="paragraph" style:parent-style-name="Standard" style:list-style-name="L1">
      <style:paragraph-properties fo:line-height="150%" fo:text-align="start" style:justify-single-word="false" style:writing-mode="page"/>
      <style:text-properties style:font-name="Georgia" fo:font-style="normal" style:text-underline-style="none" officeooo:rsid="0008275a" officeooo:paragraph-rsid="0008275a" style:font-style-asian="normal" style:font-style-complex="normal"/>
    </style:style>
    <style:style style:name="P10" style:family="paragraph" style:parent-style-name="Standard">
      <style:paragraph-properties fo:line-height="150%" fo:text-align="start" style:justify-single-word="false" style:writing-mode="page"/>
      <style:text-properties style:font-name="Georgia" fo:font-style="normal" style:text-underline-style="none" officeooo:rsid="0008275a" officeooo:paragraph-rsid="0008275a" style:font-style-asian="normal" style:font-style-complex="normal"/>
    </style:style>
    <style:style style:name="P11" style:family="paragraph" style:parent-style-name="Standard" style:list-style-name="L2">
      <style:paragraph-properties fo:line-height="150%" fo:text-align="start" style:justify-single-word="false" style:writing-mode="page"/>
      <style:text-properties style:font-name="Georgia" fo:font-style="normal" style:text-underline-style="none" officeooo:rsid="000a165a" officeooo:paragraph-rsid="000a165a" style:font-style-asian="normal" style:font-style-complex="normal"/>
    </style:style>
    <style:style style:name="P12" style:family="paragraph" style:parent-style-name="Standard">
      <style:paragraph-properties fo:line-height="150%" fo:text-align="start" style:justify-single-word="false" style:writing-mode="page"/>
      <style:text-properties style:font-name="Georgia" fo:font-style="normal" style:text-underline-style="none" officeooo:rsid="000a165a" officeooo:paragraph-rsid="000a165a" style:font-style-asian="normal" style:font-style-complex="normal"/>
    </style:style>
    <style:style style:name="P13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style:text-underline-style="none" officeooo:rsid="00075bc9" officeooo:paragraph-rsid="00075bc9" style:font-style-asian="italic" style:font-style-complex="italic"/>
    </style:style>
    <style:style style:name="P14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style:text-underline-style="none" officeooo:rsid="0008275a" officeooo:paragraph-rsid="0008275a" style:font-style-asian="italic" style:font-style-complex="italic"/>
    </style:style>
    <style:style style:name="P15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officeooo:rsid="000a165a" officeooo:paragraph-rsid="000a165a" style:font-style-asian="italic" style:font-style-complex="italic"/>
    </style:style>
    <style:style style:name="P16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officeooo:rsid="000a165a" officeooo:paragraph-rsid="001bf208" style:font-style-asian="italic" style:font-style-complex="italic"/>
    </style:style>
    <style:style style:name="P17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officeooo:rsid="00167a55" officeooo:paragraph-rsid="00167a55" style:font-style-asian="italic" style:font-style-complex="italic"/>
    </style:style>
    <style:style style:name="P18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officeooo:rsid="00178f73" officeooo:paragraph-rsid="00178f73" style:font-style-asian="italic" style:font-style-complex="italic"/>
    </style:style>
    <style:style style:name="P19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officeooo:rsid="0018f0d4" officeooo:paragraph-rsid="0018f0d4" style:font-style-asian="italic" style:font-style-complex="italic"/>
    </style:style>
    <style:style style:name="P20" style:family="paragraph" style:parent-style-name="Standard">
      <style:paragraph-properties fo:line-height="150%" fo:text-align="start" style:justify-single-word="false" style:writing-mode="page"/>
      <style:text-properties style:font-name="Georgia" fo:font-style="italic" officeooo:rsid="00190929" officeooo:paragraph-rsid="00190929" style:font-style-asian="italic" style:font-style-complex="italic"/>
    </style:style>
    <style:style style:name="P21" style:family="paragraph" style:parent-style-name="Standard">
      <style:paragraph-properties fo:line-height="150%" fo:text-align="start" style:justify-single-word="false" fo:break-before="page" style:writing-mode="page"/>
      <style:text-properties style:font-name="Georgia" fo:font-style="italic" style:text-underline-style="none" officeooo:rsid="000a165a" officeooo:paragraph-rsid="000a165a" style:font-style-asian="italic" style:font-style-complex="italic"/>
    </style:style>
    <style:style style:name="P22" style:family="paragraph" style:parent-style-name="Standard">
      <style:paragraph-properties fo:line-height="150%" fo:text-align="start" style:justify-single-word="false" fo:break-before="page" style:writing-mode="page"/>
      <style:text-properties style:font-name="Georgia" fo:font-style="italic" officeooo:rsid="00178f73" officeooo:paragraph-rsid="00178f73" style:font-style-asian="italic" style:font-style-complex="italic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0a165a" style:font-style-asian="normal" style:font-style-complex="normal"/>
    </style:style>
    <style:style style:name="T3" style:family="text">
      <style:text-properties fo:font-style="normal" style:text-underline-style="none" officeooo:rsid="000e2345" style:font-style-asian="normal" style:font-style-complex="normal"/>
    </style:style>
    <style:style style:name="T4" style:family="text">
      <style:text-properties fo:font-style="normal" style:text-underline-style="none" officeooo:rsid="000f6900" style:font-style-asian="normal" style:font-style-complex="normal"/>
    </style:style>
    <style:style style:name="T5" style:family="text">
      <style:text-properties fo:font-style="normal" style:text-underline-style="none" officeooo:rsid="00105884" style:font-style-asian="normal" style:font-style-complex="normal"/>
    </style:style>
    <style:style style:name="T6" style:family="text">
      <style:text-properties fo:font-style="normal" style:text-underline-style="none" officeooo:rsid="00133fe2" style:font-style-asian="normal" style:font-style-complex="normal"/>
    </style:style>
    <style:style style:name="T7" style:family="text">
      <style:text-properties fo:font-style="normal" style:text-underline-style="none" officeooo:rsid="0014aee7" style:font-style-asian="normal" style:font-style-complex="normal"/>
    </style:style>
    <style:style style:name="T8" style:family="text">
      <style:text-properties fo:font-style="normal" style:text-underline-style="none" officeooo:rsid="00167a55" style:font-style-asian="normal" style:font-style-complex="normal"/>
    </style:style>
    <style:style style:name="T9" style:family="text">
      <style:text-properties fo:font-style="normal" style:text-underline-style="none" officeooo:rsid="00178f73" style:font-style-asian="normal" style:font-style-complex="normal"/>
    </style:style>
    <style:style style:name="T10" style:family="text">
      <style:text-properties fo:font-style="normal" style:text-underline-style="none" officeooo:rsid="0018f0d4" style:font-style-asian="normal" style:font-style-complex="normal"/>
    </style:style>
    <style:style style:name="T11" style:family="text">
      <style:text-properties fo:font-style="normal" style:text-underline-style="none" officeooo:rsid="001bf208" style:font-style-asian="normal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4aee7"/>
    </style:style>
    <style:style style:name="T14" style:family="text">
      <style:text-properties officeooo:rsid="00178f73"/>
    </style:style>
    <style:style style:name="T15" style:family="text">
      <style:text-properties officeooo:rsid="001a96d8"/>
    </style:style>
    <style:style style:name="T16" style:family="text">
      <style:text-properties officeooo:rsid="001bf208"/>
    </style:style>
    <style:style style:name="T17" style:family="text">
      <style:text-properties officeooo:rsid="001db0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yle Morris</text:p>
      <text:p text:style-name="P1">INST 135</text:p>
      <text:p text:style-name="P1">22MAR2018</text:p>
      <text:p text:style-name="P1"/>
      <text:p text:style-name="P2">Audio Amplifier</text:p>
      <text:p text:style-name="P5"/>
      <text:p text:style-name="P3">Introduction:</text:p>
      <text:p text:style-name="P3"><text:span text:style-name="T1"><text:tab/>Out project this quarter was to build and package an amplifier capable of taking an audio input and producing an output capable of driving a speaker </text:span><text:span text:style-name="T2">with minimal distortion</text:span><text:span text:style-name="T1">. This report details the finished circuit, and its operation.</text:span></text:p>
      <text:p text:style-name="P6"/>
      <text:p text:style-name="P6"/>
      <text:p text:style-name="P13">Contents:</text:p>
      <text:list xml:id="list2520692872" text:style-name="L1">
        <text:list-item>
          <text:p text:style-name="P7">Introduction, Table of Contents, and Objectives<text:tab/><text:tab/><text:tab/><text:tab/>Pg. 1</text:p>
        </text:list-item>
        <text:list-item>
          <text:p text:style-name="P7">Circuit Description<text:tab/><text:tab/><text:tab/><text:tab/><text:tab/><text:tab/><text:tab/><text:tab/><text:tab/>Pg. <text:span text:style-name="T16">2</text:span></text:p>
        </text:list-item>
        <text:list-item>
          <text:p text:style-name="P9">Conclusion<text:tab/><text:tab/><text:tab/><text:tab/><text:tab/><text:tab/><text:tab/><text:tab/><text:tab/><text:tab/>Pg. <text:span text:style-name="T16">2</text:span></text:p>
        </text:list-item>
        <text:list-item>
          <text:p text:style-name="P8">Block Diagram<text:tab/><text:tab/><text:tab/><text:tab/><text:tab/><text:tab/><text:tab/><text:tab/><text:tab/>Pg. <text:span text:style-name="T17">3</text:span></text:p>
        </text:list-item>
        <text:list-item>
          <text:p text:style-name="P9">Schematic<text:tab/><text:tab/><text:tab/><text:tab/><text:tab/><text:tab/><text:tab/><text:tab/><text:tab/><text:tab/>Pg. <text:span text:style-name="T17">3</text:span></text:p>
        </text:list-item>
        <text:list-item>
          <text:p text:style-name="P9">Event Log<text:tab/><text:tab/><text:tab/><text:tab/><text:tab/><text:tab/><text:tab/><text:tab/><text:tab/><text:tab/>Pg. <text:span text:style-name="T17">5</text:span></text:p>
        </text:list-item>
        <text:list-item>
          <text:p text:style-name="P9">Parts/Cost List<text:tab/><text:tab/><text:tab/><text:tab/><text:tab/><text:tab/><text:tab/><text:tab/><text:tab/>Pg. <text:span text:style-name="T17">5</text:span></text:p>
        </text:list-item>
        <text:list-item>
          <text:p text:style-name="P9">Data Sheets<text:tab/><text:tab/><text:tab/><text:tab/><text:tab/><text:tab/><text:tab/><text:tab/><text:tab/><text:tab/>Pg. <text:span text:style-name="T17">9</text:span></text:p>
        </text:list-item>
      </text:list>
      <text:p text:style-name="P10"/>
      <text:p text:style-name="P6"/>
      <text:p text:style-name="P14">Objectives:</text:p>
      <text:p text:style-name="P4"><text:span text:style-name="T1"><text:tab/>Design and implement an audio amplifier </text:span><text:span text:style-name="T2">as described in the introduction. This circuit should:</text:span></text:p>
      <text:list xml:id="list3286278669" text:style-name="L2">
        <text:list-item>
          <text:p text:style-name="P11">Take sweet tunes as a signal input</text:p>
        </text:list-item>
        <text:list-item>
          <text:p text:style-name="P11">Amplify and reproduce the sweet tunes</text:p>
        </text:list-item>
        <text:list-item>
          <text:p text:style-name="P11">Drive a speaker to broadcast the sweet tunes for all to enjoy</text:p>
        </text:list-item>
        <text:list-item>
          <text:p text:style-name="P11">Not ruining <text:span text:style-name="T14">the sweet tunes with</text:span> distortion</text:p>
        </text:list-item>
        <text:list-item>
          <text:p text:style-name="P11">Earn me a high grade on this project</text:p>
        </text:list-item>
      </text:list>
      <text:p text:style-name="P12"/>
      <text:p text:style-name="P21">Circuit Description:</text:p>
      <text:p text:style-name="P16"><text:span text:style-name="T1"><text:tab/></text:span><text:span text:style-name="T3">This circuit is constructed around a LM386 op-amp. </text:span><text:span text:style-name="T4">Internally the LM386 is composed of </text:span><text:span text:style-name="T11">four</text:span><text:span text:style-name="T4"> main sections: the op-amp;</text:span><text:span text:style-name="T11"> the bias circuitry, to balance the quiescent output voltage in the middle of the supply voltage;</text:span><text:span text:style-name="T4"> the </text:span><text:span text:style-name="T11">gain circuitry</text:span><text:span text:style-name="T4">,</text:span><text:span text:style-name="T11"> internal feedback resistors to give the op-amp good, controlled, gain without external components; </text:span><text:span text:style-name="T4">and the push-pull current booster, </text:span><text:span text:style-name="T11">so that the chip can directly drive a speaker, again with out additional external components</text:span><text:span text:style-name="T4">.</text:span></text:p>
      <text:p text:style-name="P15"><text:span text:style-name="T5"/></text:p>
      <text:p text:style-name="P15"><text:span text:style-name="T5"><text:tab/></text:span><text:span text:style-name="T6">The signal is passed through the voltage divider formed by the volume potentiometer to the non-inverting input at pin 3. The inverting input at pin 2 is grounded. While the LM386 has a nominal gain of 20, the Gain capacitor bridging pins 1 &amp; 8 boosts that to 200 by bypassing the internal 1.35 kΩ resistor, </text:span><text:span text:style-name="T8">some designs will include a resistor in series with the Gain capacitor to provide a gain between 20 and 200, this was omitted for design simplitity</text:span><text:span text:style-name="T6">. </text:span><text:span text:style-name="T7">Capacitor C1 bridges the two rails connections (+V at Pin 6 and GND at pin 4), decoupling AC noise from the DC into the chip, as supply noise tends to be amplified at the output. The RC circuit connected to pin 7 serves to further decouple AC signals from the rail voltage and the RC circuit in parallel with the output from pin 5 acts to stabilize the chip from very high frequency feed back.</text:span></text:p>
      <text:p text:style-name="P15"><text:span text:style-name="T7"/></text:p>
      <text:p text:style-name="P17"><text:span text:style-name="T13">C</text:span><text:span text:style-name="T12">onclusion:</text:span></text:p>
      <text:p text:style-name="P17"><text:span text:style-name="T1"><text:tab/>The amplifier provides good amplification </text:span><text:span text:style-name="T9">to the sweet tunes provided to its inputs, with out distortion. All in a small sleek package. I am confident I will receive a high grade on this project.</text:span></text:p>
      <text:p text:style-name="P22"><text:span text:style-name="T12">Event Log:</text:span></text:p>
      <text:p text:style-name="P18"><text:span text:style-name="T1">3MAR – 13 MAR<text:tab/><text:tab/>Research into LM741 based amplifiers</text:span></text:p>
      <text:p text:style-name="P18"><text:span text:style-name="T1">13MAR – 16MAR<text:tab/><text:tab/>Research into LM386 based amplifiers</text:span></text:p>
      <text:p text:style-name="P18"><text:span text:style-name="T1">16MAR<text:tab/><text:tab/><text:tab/>Parts ordered</text:span></text:p>
      <text:p text:style-name="P18"><text:span text:style-name="T1">19MAR<text:tab/><text:tab/><text:tab/>Parts arrived, began breadboard prototyping</text:span></text:p>
      <text:p text:style-name="P18"><text:span text:style-name="T1">19MAR – 21MAR<text:tab/><text:tab/>Prototyping and </text:span><text:span text:style-name="T10">brainstorming</text:span><text:span text:style-name="T1"> </text:span><text:span text:style-name="T10">final board layout</text:span></text:p>
      <text:p text:style-name="P19"><text:span text:style-name="T1">21MAR – 22MAR<text:tab/><text:tab/>Soldering final board, case drilling, final fit testing, final testing</text:span></text:p>
      <text:p text:style-name="P19"><text:span text:style-name="T1">22MAR<text:tab/><text:tab/><text:tab/>Several hours of poking, prodding, re-soldering, and head <text:tab/><text:tab/><text:tab/><text:tab/><text:tab/><text:tab/><text:tab/>scratching to discover that the speaker was poorly <text:tab/><text:tab/><text:tab/><text:tab/><text:tab/><text:tab/><text:tab/>impedance matched to the amplifier.</text:span></text:p>
      <text:p text:style-name="P19"><text:span text:style-name="T1"/></text:p>
      <text:p text:style-name="P20"><text:span text:style-name="T12"/></text:p>
      <text:p text:style-name="P20"><text:span text:style-name="T12">Parts &amp; Costs List:</text:span></text:p>
      <text:p text:style-name="P20"><text:span text:style-name="T1"/></text:p>
      <text:p text:style-name="P20"><text:span text:style-name="T1">ABS Project Case<text:tab/><text:tab/><text:tab/><text:tab/>$2.10</text:span></text:p>
      <text:p text:style-name="P20"><text:span text:style-name="T1">LM386<text:tab/><text:tab/><text:tab/><text:tab/><text:tab/>$1.30</text:span></text:p>
      <text:p text:style-name="P20"><text:span text:style-name="T1">BTC Protoboard<text:tab/><text:tab/><text:tab/><text:tab/>$7.89</text:span></text:p>
      <text:p text:style-name="P20"><text:span text:style-name="T1">Capacitors<text:tab/><text:tab/><text:tab/><text:tab/><text:tab/>KIT</text:span></text:p>
      <text:p text:style-name="P20"><text:span text:style-name="T1">Resistors<text:tab/><text:tab/><text:tab/><text:tab/><text:tab/>KIT</text:span></text:p>
      <text:p text:style-name="P20"><text:span text:style-name="T1">Red &amp; Black Terminals<text:tab/><text:tab/><text:tab/>$1.96</text:span></text:p>
      <text:p text:style-name="P20"><text:span text:style-name="T1">3.5mm Jack<text:tab/><text:tab/><text:tab/><text:tab/><text:tab/>FREE</text:span></text:p>
      <text:p text:style-name="P20"><text:span text:style-name="T1">TOTAL<text:tab/><text:tab/><text:tab/><text:tab/><text:tab/>$13.2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8:49:01.163000000</meta:creation-date>
    <dc:date>2018-03-22T22:31:58.995000000</dc:date>
    <meta:editing-duration>PT1H21M43S</meta:editing-duration>
    <meta:editing-cycles>10</meta:editing-cycles>
    <meta:generator>LibreOffice/5.4.4.2$Windows_X86_64 LibreOffice_project/2524958677847fb3bb44820e40380acbe820f960</meta:generator>
    <meta:document-statistic meta:table-count="0" meta:image-count="0" meta:object-count="0" meta:page-count="3" meta:paragraph-count="44" meta:word-count="509" meta:character-count="3094" meta:non-whitespace-character-count="2518"/>
  </office:meta>
</office:document-meta>
</file>